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1/15 30 min in 3<text:span text:style-name="T1">rd</text:span> essay question common m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1-18T15:37:23.33</meta:creation-date>
    <dc:date>2017-11-18T15:38:24.66</dc:date>
    <dc:creator>Timothy Cayer</dc:creator>
    <meta:editing-duration>PT1M1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" meta:word-count="9" meta:character-count="45"/>
  </office:meta>
</office:document-meta>
</file>